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1" style:family="text">
      <style:text-properties officeooo:rsid="001547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span text:style-name="T1">mimim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9:52:10.401906246</meta:creation-date>
    <dc:date>2014-09-05T20:27:15.797436559</dc:date>
    <meta:editing-duration>P0D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1" meta:word-count="1" meta:character-count="7" meta:non-whitespace-character-count="6"/>
  </office:meta>
</office:document-meta>
</file>